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0205f16"/>
    </style:style>
    <style:style style:name="P3" style:family="paragraph" style:parent-style-name="Standard">
      <style:text-properties officeooo:rsid="00156149" officeooo:paragraph-rsid="00c107ba"/>
    </style:style>
    <style:style style:name="P4" style:family="paragraph" style:parent-style-name="Standard">
      <style:text-properties officeooo:rsid="00156149" officeooo:paragraph-rsid="017596dd"/>
    </style:style>
    <style:style style:name="P5" style:family="paragraph" style:parent-style-name="Standard">
      <style:text-properties officeooo:rsid="00156149" officeooo:paragraph-rsid="018b8259"/>
    </style:style>
    <style:style style:name="P6" style:family="paragraph" style:parent-style-name="Standard">
      <style:text-properties officeooo:rsid="00156149" officeooo:paragraph-rsid="018b8378"/>
    </style:style>
    <style:style style:name="P7" style:family="paragraph" style:parent-style-name="Standard">
      <style:text-properties officeooo:rsid="00156149" officeooo:paragraph-rsid="018d0dc6"/>
    </style:style>
    <style:style style:name="P8" style:family="paragraph" style:parent-style-name="Standard">
      <style:text-properties officeooo:rsid="00156149" officeooo:paragraph-rsid="018e9f07"/>
    </style:style>
    <style:style style:name="P9" style:family="paragraph" style:parent-style-name="Standard">
      <style:text-properties officeooo:rsid="00156149" officeooo:paragraph-rsid="018fe251"/>
    </style:style>
    <style:style style:name="P10" style:family="paragraph" style:parent-style-name="Standard">
      <style:text-properties officeooo:rsid="00156149" officeooo:paragraph-rsid="01912606"/>
    </style:style>
    <style:style style:name="P11" style:family="paragraph" style:parent-style-name="Standard">
      <style:text-properties officeooo:rsid="00156149" officeooo:paragraph-rsid="019327c6"/>
    </style:style>
    <style:style style:name="P12" style:family="paragraph" style:parent-style-name="Standard">
      <style:text-properties officeooo:rsid="00156149" officeooo:paragraph-rsid="01953a52"/>
    </style:style>
    <style:style style:name="P13" style:family="paragraph" style:parent-style-name="Standard">
      <style:text-properties officeooo:rsid="00156149" officeooo:paragraph-rsid="0195e778"/>
    </style:style>
    <style:style style:name="P14" style:family="paragraph" style:parent-style-name="Standard">
      <style:text-properties officeooo:rsid="0022304a" officeooo:paragraph-rsid="0022304a"/>
    </style:style>
    <style:style style:name="P15" style:family="paragraph" style:parent-style-name="Standard">
      <style:text-properties officeooo:rsid="018c9b1d" officeooo:paragraph-rsid="0198c7ec"/>
    </style:style>
    <style:style style:name="P16" style:family="paragraph" style:parent-style-name="Standard">
      <style:text-properties officeooo:rsid="018c9b1d" officeooo:paragraph-rsid="019d983b"/>
    </style:style>
    <style:style style:name="P17" style:family="paragraph" style:parent-style-name="Standard">
      <style:text-properties fo:font-size="8pt" officeooo:rsid="00156149" officeooo:paragraph-rsid="0198c7ec" style:font-size-asian="8pt" style:font-size-complex="8pt"/>
    </style:style>
    <style:style style:name="P18" style:family="paragraph" style:parent-style-name="Standard">
      <style:text-properties officeooo:rsid="018c9b1d" officeooo:paragraph-rsid="019d983b"/>
    </style:style>
    <style:style style:name="P19" style:family="paragraph" style:parent-style-name="Standard">
      <style:text-properties officeooo:rsid="019e5da8" officeooo:paragraph-rsid="019e5da8"/>
    </style:style>
    <style:style style:name="P20" style:family="paragraph" style:parent-style-name="Standard">
      <style:text-properties officeooo:rsid="00156149" officeooo:paragraph-rsid="019e5da8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7596dd"/>
    </style:style>
    <style:style style:name="T5" style:family="text">
      <style:text-properties officeooo:rsid="018b8259"/>
    </style:style>
    <style:style style:name="T6" style:family="text">
      <style:text-properties officeooo:rsid="018b8378"/>
    </style:style>
    <style:style style:name="T7" style:family="text">
      <style:text-properties officeooo:rsid="018e9f07"/>
    </style:style>
    <style:style style:name="T8" style:family="text">
      <style:text-properties officeooo:rsid="018fe251"/>
    </style:style>
    <style:style style:name="T9" style:family="text">
      <style:text-properties officeooo:rsid="01931809"/>
    </style:style>
    <style:style style:name="T10" style:family="text">
      <style:text-properties officeooo:rsid="0195e778"/>
    </style:style>
    <style:style style:name="T11" style:family="text">
      <style:text-properties officeooo:rsid="02920b1f"/>
    </style:style>
    <style:style style:name="T12" style:family="text">
      <style:text-properties officeooo:rsid="028dff08"/>
    </style:style>
    <style:style style:name="T13" style:family="text">
      <style:text-properties officeooo:rsid="019e5d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资金流水</text:p>
      <text:p text:style-name="P1"><text:tab/>导航下拉名_1:资金流水管理</text:p>
      <text:p text:style-name="P4"><text:bookmark-start text:name="__DdeLink__679_500813241"/><text:tab/><text:tab/>导航名_<text:span text:style-name="T4">1</text:span>:资金流水记录</text:p>
      <text:p text:style-name="P1"><text:bookmark-start text:name="__DdeLink__24_788133827"/><text:tab/><text:tab/><text:tab/>功能名字_1:列表 <text:s/>功能类型:网格<text:bookmark-end text:name="__DdeLink__24_788133827"/></text:p>
      <text:p text:style-name="P1"><text:tab/><text:tab/><text:tab/><text:tab/>字段名称_1:日期</text:p>
      <text:p text:style-name="P1"><text:tab/><text:tab/><text:tab/><text:tab/>字段名称_2:地区</text:p>
      <text:p text:style-name="P1"><text:tab/><text:tab/><text:tab/><text:tab/>字段名称_3:项目组</text:p>
      <text:p text:style-name="P5"><text:tab/><text:tab/><text:tab/><text:tab/>字段名称_<text:span text:style-name="T5">4</text:span>:项目名称</text:p>
      <text:p text:style-name="P5"><text:tab/><text:tab/><text:tab/><text:tab/>字段名称_<text:span text:style-name="T5">5</text:span>:摘要</text:p>
      <text:p text:style-name="P5"><text:tab/><text:tab/><text:tab/><text:tab/>字段名称_<text:span text:style-name="T5">6</text:span>:收入</text:p>
      <text:p text:style-name="P5"><text:tab/><text:tab/><text:tab/><text:tab/>字段名称_<text:span text:style-name="T5">7</text:span>:支出</text:p>
      <text:p text:style-name="P5"><text:tab/><text:tab/><text:tab/><text:tab/>字段名称_<text:span text:style-name="T5">8</text:span>:数据来源</text:p>
      <text:p text:style-name="P1"><text:tab/><text:tab/><text:tab/><text:tab/>隐藏字段_<text:span text:style-name="T5">9</text:span>:id编号<text:bookmark-end text:name="__DdeLink__679_500813241"/></text:p>
      <text:p text:style-name="P1"><text:tab/><text:tab/><text:tab/>功能名称_2:添加 功能类型:编辑</text:p>
      <text:p text:style-name="P6"><text:bookmark-start text:name="__DdeLink__671_500813241"/><text:bookmark-start text:name="__DdeLink__669_500813241"/><text:tab/><text:tab/><text:tab/><text:tab/>字段名称_1:日期<text:tab/><text:tab/>标签类型:日期框 <text:span text:style-name="T1"><text:s/></text:span>必填</text:p>
      <text:p text:style-name="P6"><text:tab/><text:tab/><text:tab/><text:tab/>字段名称_2:地区<text:tab/><text:tab/>标签类型:单选下拉框 可编辑 <text:span text:style-name="T1"><text:s/></text:span>必填</text:p>
      <text:p text:style-name="P6"><text:tab/><text:tab/><text:tab/><text:tab/>字段名称_3:项目组<text:tab/><text:tab/>标签类型:单选下拉框 可编辑 <text:span text:style-name="T1"><text:s/></text:span>必填</text:p>
      <text:p text:style-name="P6"><text:tab/><text:tab/><text:tab/><text:tab/>字段名称_<text:span text:style-name="T5">4</text:span>:项目名称<text:tab/><text:tab/>标签类型:单选下拉框 可编辑 <text:span text:style-name="T1"><text:s/></text:span>必填</text:p>
      <text:p text:style-name="P6"><text:tab/><text:tab/><text:tab/><text:tab/>字段名称_<text:span text:style-name="T5">5</text:span>:摘要<text:tab/><text:tab/>标签类型:文本框 <text:span text:style-name="T1"><text:s/></text:span>必填</text:p>
      <text:p text:style-name="P6"><text:tab/><text:tab/><text:tab/><text:tab/>字段名称_<text:span text:style-name="T5">6</text:span>:收入<text:tab/><text:tab/>标签类型:数字框<text:span text:style-name="T1"> <text:s/></text:span><text:bookmark-start text:name="__DdeLink__346_1500600467"/><text:span text:style-name="T1">(保留两位小数)</text:span><text:bookmark-end text:name="__DdeLink__346_1500600467"/><text:span text:style-name="T1"> </text:span>必填</text:p>
      <text:p text:style-name="P11"><text:tab/><text:tab/><text:tab/><text:tab/>字段名称_<text:span text:style-name="T5">7</text:span>:支出<text:tab/><text:tab/>标签类型:数字框<text:span text:style-name="T1"> <text:s/>(保留两位小数) </text:span>必填<text:bookmark-end text:name="__DdeLink__671_500813241"/><text:bookmark-end text:name="__DdeLink__669_500813241"/></text:p>
      <text:p text:style-name="P6"><text:tab/><text:tab/><text:tab/><text:tab/>字段名称_<text:span text:style-name="T5">8</text:span>:数据来源<text:tab/><text:tab/>标签类型:文本框 <text:span text:style-name="T1"><text:s/></text:span>必填</text:p>
      <text:p text:style-name="P1"><text:tab/><text:tab/><text:tab/><text:tab/>按钮_<text:span text:style-name="T6">9</text:span>:提交</text:p>
      <text:p text:style-name="P2"><text:tab/><text:tab/><text:tab/>功能名称_<text:span text:style-name="T2">3</text:span>:编辑 功能类型:编辑</text:p>
      <text:p text:style-name="P6"><text:tab/><text:tab/><text:tab/><text:tab/>字段名称_1:日期<text:tab/><text:tab/>标签类型:日期框 <text:span text:style-name="T1"><text:s/></text:span>必填</text:p>
      <text:p text:style-name="P6"><text:tab/><text:tab/><text:tab/><text:tab/>字段名称_2:地区<text:tab/><text:tab/>标签类型:单选下拉框 可编辑 <text:span text:style-name="T1"><text:s/></text:span>必填</text:p>
      <text:p text:style-name="P6"><text:tab/><text:tab/><text:tab/><text:tab/>字段名称_3:项目组<text:tab/><text:tab/>标签类型:单选下拉框 可编辑 <text:span text:style-name="T1"><text:s/></text:span>必填</text:p>
      <text:p text:style-name="P6"><text:tab/><text:tab/><text:tab/><text:tab/>字段名称_<text:span text:style-name="T5">4</text:span>:项目名称<text:tab/><text:tab/>标签类型:单选下拉框 可编辑 <text:span text:style-name="T1"><text:s/></text:span>必填</text:p>
      <text:p text:style-name="P6"><text:tab/><text:tab/><text:tab/><text:tab/>字段名称_<text:span text:style-name="T5">5</text:span>:摘要<text:tab/><text:tab/>标签类型:文本框 <text:span text:style-name="T1"><text:s/></text:span>必填</text:p>
      <text:p text:style-name="P11"><text:tab/><text:tab/><text:tab/><text:tab/>字段名称_<text:span text:style-name="T5">6</text:span>:收入<text:tab/><text:tab/>标签类型:数字框 <text:s/><text:span text:style-name="T1">(保留两位小数) <text:s/></text:span>必填</text:p>
      <text:p text:style-name="P11"><text:tab/><text:tab/><text:tab/><text:tab/>字段名称_<text:span text:style-name="T5">7</text:span>:支出<text:tab/><text:tab/>标签类型:数字框<text:span text:style-name="T1"> <text:s/>(保留两位小数) <text:s/></text:span>必填</text:p>
      <text:p text:style-name="P6"><text:tab/><text:tab/><text:tab/><text:tab/>字段名称_<text:span text:style-name="T5">8</text:span>:数据来源<text:tab/><text:tab/>标签类型:文本框 <text:span text:style-name="T1"><text:s/></text:span>必填</text:p>
      <text:p text:style-name="P3"><text:tab/><text:tab/><text:tab/><text:tab/>隐藏字段_<text:span text:style-name="T6">9</text:span>:id</text:p>
      <text:p text:style-name="P2"><text:tab/><text:tab/><text:tab/><text:tab/>按钮_<text:span text:style-name="T6">10</text:span>:提交</text:p>
      <text:p text:style-name="P14"><text:tab/><text:tab/><text:tab/>功能名称_4:删除 功能类型:编辑</text:p>
      <text:p text:style-name="P14"><text:tab/><text:tab/><text:tab/> <text:s text:c="7"/>提示:确定要删除这条数据么！</text:p>
      <text:p text:style-name="P14"><text:tab/><text:tab/><text:tab/><text:tab/>按钮_<text:span text:style-name="T3">1</text:span>:确认</text:p>
      <text:p text:style-name="P14"><text:tab/><text:tab/><text:tab/><text:tab/>按钮_<text:span text:style-name="T3">2</text:span>:取消</text:p>
      <text:p text:style-name="P14"/>
      <text:p text:style-name="P14"/>
      <text:p text:style-name="P14"/>
      <text:p text:style-name="P7"><text:soft-page-break/><text:s/></text:p>
      <text:p text:style-name="P7"><text:bookmark-start text:name="__DdeLink__24_7881338271"/><text:tab/><text:tab/><text:tab/>功能名字_<text:span text:style-name="T8">5</text:span>:月份汇总 <text:s/>功能类型:网格<text:bookmark-end text:name="__DdeLink__24_7881338271"/></text:p>
      <text:p text:style-name="P7"><text:tab/><text:tab/><text:tab/><text:tab/>搜索字段:</text:p>
      <text:p text:style-name="P8"><text:bookmark-start text:name="__DdeLink__350_1020848977"/><text:tab/><text:tab/><text:tab/><text:tab/><text:tab/><text:tab/>字段名称_<text:span text:style-name="T7">1:年份<text:tab/></text:span>标签类型:数<text:span text:style-name="T7">字</text:span>框 <text:span text:style-name="T1"><text:s/></text:span>必填</text:p>
      <text:p text:style-name="P12"><text:tab/><text:tab/><text:tab/><text:tab/><text:tab/><text:tab/>字段名称_<text:span text:style-name="T10">2:月份<text:tab/></text:span>标签类型:数<text:span text:style-name="T7">字</text:span>框<text:span text:style-name="T7">(1-12)</text:span> <text:span text:style-name="T1"><text:s/></text:span>必填<text:bookmark-end text:name="__DdeLink__350_1020848977"/></text:p>
      <text:p text:style-name="P8"><text:tab/><text:tab/><text:tab/><text:tab/>列表字段:</text:p>
      <text:p text:style-name="P7"><text:tab/><text:tab/><text:tab/><text:tab/><text:tab/><text:tab/>字段名称_1:月份</text:p>
      <text:p text:style-name="P7"><text:tab/><text:tab/><text:tab/><text:tab/><text:tab/><text:tab/>字段名称_2:上月余额</text:p>
      <text:p text:style-name="P7"><text:tab/><text:tab/><text:tab/><text:tab/><text:tab/><text:tab/>字段名称_3:收入</text:p>
      <text:p text:style-name="P7"><text:tab/><text:tab/><text:tab/><text:tab/><text:tab/><text:tab/>字段名称_<text:span text:style-name="T5">4</text:span>:支出</text:p>
      <text:p text:style-name="P7"><text:tab/><text:tab/><text:tab/><text:tab/><text:tab/><text:tab/>字段名称_<text:span text:style-name="T5">5</text:span>:本月余额</text:p>
      <text:p text:style-name="P8"><text:bookmark-start text:name="__DdeLink__24_78813382711"/><text:tab/><text:tab/><text:tab/>功能名字_<text:span text:style-name="T8">6</text:span>:条件汇总 <text:s/>功能类型:网格<text:bookmark-end text:name="__DdeLink__24_78813382711"/></text:p>
      <text:p text:style-name="P8"><text:tab/><text:tab/><text:tab/><text:tab/>搜索字段:</text:p>
      <text:p text:style-name="P13"><text:bookmark-start text:name="__DdeLink__352_1020848977"/><text:tab/><text:tab/><text:tab/><text:tab/><text:tab/><text:tab/>字段名称_<text:span text:style-name="T7">1:年份<text:tab/></text:span>标签类型:数<text:span text:style-name="T7">字</text:span>框 <text:span text:style-name="T1"><text:s/></text:span>必填</text:p>
      <text:p text:style-name="P13"><text:tab/><text:tab/><text:tab/><text:tab/><text:tab/><text:tab/>字段名称_<text:span text:style-name="T10">2:月份<text:tab/></text:span>标签类型:数<text:span text:style-name="T7">字</text:span>框<text:span text:style-name="T7">(1-12)</text:span> <text:span text:style-name="T1"><text:s/></text:span>必填<text:bookmark-end text:name="__DdeLink__352_1020848977"/></text:p>
      <text:p text:style-name="P8"><text:tab/><text:tab/><text:tab/><text:tab/><text:tab/><text:tab/>字段名称_<text:span text:style-name="T10">3:地区<text:tab/></text:span>标签类型:单选下拉框 可编辑 <text:span text:style-name="T7">非 </text:span>必填</text:p>
      <text:p text:style-name="P8"><text:tab/><text:tab/><text:tab/><text:tab/><text:tab/><text:tab/>字段名称_<text:span text:style-name="T10">4:项目组<text:tab/></text:span>标签类型:单选下拉框 可编辑 <text:span text:style-name="T7">非 </text:span>必填</text:p>
      <text:p text:style-name="P8"><text:tab/><text:tab/><text:tab/><text:tab/><text:tab/><text:tab/>字段名称_<text:span text:style-name="T10">5:项目名称<text:tab/></text:span>标签类型:单选下拉框 可编辑 <text:span text:style-name="T7">非 </text:span>必填</text:p>
      <text:p text:style-name="P8"><text:tab/><text:tab/><text:tab/><text:tab/>列表字段:</text:p>
      <text:p text:style-name="P8"><text:tab/><text:tab/><text:tab/><text:tab/><text:tab/><text:tab/>字段名称_1:时间</text:p>
      <text:p text:style-name="P8"><text:tab/><text:tab/><text:tab/><text:tab/><text:tab/><text:tab/>字段名称_2:地区</text:p>
      <text:p text:style-name="P8"><text:tab/><text:tab/><text:tab/><text:tab/><text:tab/><text:tab/>字段名称_3:项目组</text:p>
      <text:p text:style-name="P8"><text:tab/><text:tab/><text:tab/><text:tab/><text:tab/><text:tab/>字段名称_<text:span text:style-name="T5">4</text:span>:项目名称</text:p>
      <text:p text:style-name="P8"><text:tab/><text:tab/><text:tab/><text:tab/><text:tab/><text:tab/>字段名称_<text:span text:style-name="T5">5</text:span>:收入</text:p>
      <text:p text:style-name="P8"><text:tab/><text:tab/><text:tab/><text:tab/><text:tab/><text:tab/>字段名称_<text:span text:style-name="T7">6</text:span>:支出</text:p>
      <text:p text:style-name="P9"><text:bookmark-start text:name="__DdeLink__24_78813382712"/><text:tab/><text:tab/><text:tab/>功能名字_<text:span text:style-name="T8">7</text:span>:分析 <text:s/>功能类型:网格<text:bookmark-end text:name="__DdeLink__24_78813382712"/></text:p>
      <text:p text:style-name="P9"><text:tab/><text:tab/><text:tab/><text:tab/>搜索字段:</text:p>
      <text:p text:style-name="P13"><text:tab/><text:tab/><text:tab/><text:tab/><text:tab/><text:tab/>字段名称_<text:span text:style-name="T7">1:年份<text:tab/></text:span>标签类型:数<text:span text:style-name="T7">字</text:span>框 <text:span text:style-name="T1"><text:s/></text:span>必填</text:p>
      <text:p text:style-name="P13"><text:tab/><text:tab/><text:tab/><text:tab/><text:tab/><text:tab/>字段名称_<text:span text:style-name="T10">2:月份<text:tab/></text:span>标签类型:数<text:span text:style-name="T7">字</text:span>框<text:span text:style-name="T7">(1-12)</text:span> <text:span text:style-name="T1"><text:s/></text:span>必填</text:p>
      <text:p text:style-name="P9"><text:tab/><text:tab/><text:tab/><text:tab/><text:tab/><text:tab/>字段名称_<text:span text:style-name="T10">3:地区<text:tab/></text:span>标签类型:单选下拉框 可编辑 <text:span text:style-name="T7">非 </text:span>必填</text:p>
      <text:p text:style-name="P9"><text:tab/><text:tab/><text:tab/><text:tab/><text:tab/><text:tab/>字段名称_<text:span text:style-name="T10">4:项目组<text:tab/></text:span>标签类型:单选下拉框 可编辑 <text:span text:style-name="T7">非 </text:span>必填</text:p>
      <text:p text:style-name="P9"><text:tab/><text:tab/><text:tab/><text:tab/><text:tab/><text:tab/>字段名称_<text:span text:style-name="T10">5:项目名称<text:tab/></text:span>标签类型:单选下拉框 可编辑 <text:span text:style-name="T7">非 </text:span>必填</text:p>
      <text:p text:style-name="P9"><text:tab/><text:tab/><text:tab/><text:tab/>列表字段:</text:p>
      <text:p text:style-name="P9"><text:tab/><text:tab/><text:tab/><text:tab/><text:tab/><text:tab/>字段名称_1:时间</text:p>
      <text:p text:style-name="P9"><text:tab/><text:tab/><text:tab/><text:tab/><text:tab/><text:tab/>字段名称_2:地区</text:p>
      <text:p text:style-name="P9"><text:tab/><text:tab/><text:tab/><text:tab/><text:tab/><text:tab/>字段名称_3:项目组</text:p>
      <text:p text:style-name="P9"><text:tab/><text:tab/><text:tab/><text:tab/><text:tab/><text:tab/>字段名称_<text:span text:style-name="T5">4</text:span>:项目名称</text:p>
      <text:p text:style-name="P9"><text:tab/><text:tab/><text:tab/><text:tab/><text:tab/><text:tab/>字段名称_<text:span text:style-name="T5">5</text:span>:上月收入</text:p>
      <text:p text:style-name="P9"><text:tab/><text:tab/><text:tab/><text:tab/><text:tab/><text:tab/>字段名称_<text:span text:style-name="T7">6</text:span>:本月收入</text:p>
      <text:p text:style-name="P10"><text:tab/><text:tab/><text:tab/><text:tab/><text:tab/><text:tab/>字段名称_<text:span text:style-name="T9">7</text:span>:收入差额</text:p>
      <text:p text:style-name="P10"><text:tab/><text:tab/><text:tab/><text:tab/><text:tab/><text:tab/>字段名称_<text:span text:style-name="T9">8</text:span>:收入比例</text:p>
      <text:p text:style-name="P10"><text:tab/><text:tab/><text:tab/><text:tab/><text:tab/><text:tab/>字段名称_<text:span text:style-name="T9">9</text:span>:收入增长率</text:p>
      <text:p text:style-name="P10"><text:tab/><text:tab/><text:tab/><text:tab/><text:tab/><text:tab/>字段名称_<text:span text:style-name="T9">10</text:span>:上月支出</text:p>
      <text:p text:style-name="P10"><text:soft-page-break/><text:tab/><text:tab/><text:tab/><text:tab/><text:tab/><text:tab/>字段名称_<text:span text:style-name="T9">11</text:span>:本月支出</text:p>
      <text:p text:style-name="P10"><text:tab/><text:tab/><text:tab/><text:tab/><text:tab/><text:tab/>字段名称_<text:span text:style-name="T9">12</text:span>:支出差额</text:p>
      <text:p text:style-name="P10"><text:tab/><text:tab/><text:tab/><text:tab/><text:tab/><text:tab/>字段名称_<text:span text:style-name="T9">13</text:span>:支出比例</text:p>
      <text:p text:style-name="P10"><text:tab/><text:tab/><text:tab/><text:tab/><text:tab/><text:tab/>字段名称_<text:span text:style-name="T9">14</text:span>:支出增长率</text:p>
      <text:p text:style-name="P10"/>
      <text:p text:style-name="P10"/>
      <text:p text:style-name="P10"/>
      <text:p text:style-name="P17"><text:span text:style-name="T11">2017-06-22</text:span>功能修改如下</text:p>
      <text:p text:style-name="P15"><text:tab/><text:tab/><text:span text:style-name="T12">1.</text:span>导航名_:资金流水</text:p>
      <text:p text:style-name="P15"><text:tab/><text:tab/><text:tab/>功能添加:</text:p>
      <text:p text:style-name="P15"><text:tab/><text:tab/><text:tab/><text:tab/>功能名称:模块设置导航权限<text:tab/><text:tab/></text:p>
      <text:p text:style-name="P15"><text:tab/><text:tab/><text:tab/><text:tab/>功能名称:下拉导航权限<text:tab/><text:tab/></text:p>
      <text:p text:style-name="P15"><text:tab/><text:tab/><text:tab/><text:tab/>功能名称:功能导航权限<text:tab/><text:tab/><text:tab/></text:p>
      <text:p text:style-name="P16"><text:tab/><text:tab/><text:tab/><text:tab/>功能名称:上传附件</text:p>
      <text:p text:style-name="P16"><text:tab/><text:tab/><text:tab/><text:tab/>功能名称:文件附件列表</text:p>
      <text:p text:style-name="P16"><text:tab/><text:tab/><text:tab/><text:tab/>功能名称:文件下载</text:p>
      <text:p text:style-name="P16"><text:tab/><text:tab/><text:tab/><text:tab/>功能名称:删除文件或文件夹</text:p>
      <text:p text:style-name="P16"/>
      <text:p text:style-name="P19">2017-07-29修改：</text:p>
      <text:p text:style-name="P20"><text:tab/>功能名字_<text:span text:style-name="T8">5</text:span>:月份汇总 <text:s/>功能类型:网格</text:p>
      <text:p text:style-name="P20"><text:s/><text:tab/><text:tab/>字段名称_<text:span text:style-name="T9">11</text:span>:月份 <text:s/>下拉框（<text:span text:style-name="T13">1~12月</text:span>）</text:p>
      <text:p text:style-name="P1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29T15:21:31.289511360</dc:date>
    <meta:editing-duration>PT12H16M17S</meta:editing-duration>
    <meta:editing-cycles>301</meta:editing-cycles>
    <meta:generator>LibreOffice/5.2.6.1$Linux_X86_64 LibreOffice_project/20$Build-1</meta:generator>
    <meta:document-statistic meta:table-count="0" meta:image-count="0" meta:object-count="0" meta:page-count="3" meta:paragraph-count="100" meta:word-count="1207" meta:character-count="1992" meta:non-whitespace-character-count="1412"/>
  </office:meta>
</office:document-meta>
</file>